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526a1" officeooo:paragraph-rsid="000526a1"/>
    </style:style>
    <style:style style:name="P3" style:family="paragraph" style:parent-style-name="Standard" style:list-style-name="L1">
      <style:paragraph-properties fo:text-align="justify" style:justify-single-word="false"/>
      <style:text-properties officeooo:rsid="00085ef0" officeooo:paragraph-rsid="00085ef0"/>
    </style:style>
    <style:style style:name="P4" style:family="paragraph" style:parent-style-name="Standard" style:list-style-name="L1">
      <style:paragraph-properties fo:text-align="justify" style:justify-single-word="false"/>
      <style:text-properties officeooo:paragraph-rsid="00085ef0"/>
    </style:style>
    <style:style style:name="P5" style:family="paragraph" style:parent-style-name="Standard" style:list-style-name="L1">
      <style:paragraph-properties fo:text-align="justify" style:justify-single-word="false"/>
      <style:text-properties officeooo:rsid="0009b91a" officeooo:paragraph-rsid="0009b91a"/>
    </style:style>
    <style:style style:name="P6" style:family="paragraph" style:parent-style-name="Standard" style:list-style-name="L1">
      <style:paragraph-properties fo:text-align="justify" style:justify-single-word="false"/>
      <style:text-properties fo:font-weight="bold" officeooo:rsid="000bae29" officeooo:paragraph-rsid="000bae29" style:font-weight-asian="bold" style:font-weight-complex="bold"/>
    </style:style>
    <style:style style:name="P7" style:family="paragraph" style:parent-style-name="Standard">
      <style:paragraph-properties fo:text-align="justify" style:justify-single-word="false"/>
      <style:text-properties fo:font-weight="bold" officeooo:rsid="000bae29" officeooo:paragraph-rsid="000bae29" style:font-weight-asian="bold" style:font-weight-complex="bold"/>
    </style:style>
    <style:style style:name="T1" style:family="text">
      <style:text-properties officeooo:rsid="0003bc29"/>
    </style:style>
    <style:style style:name="T2" style:family="text">
      <style:text-properties officeooo:rsid="000526a1"/>
    </style:style>
    <style:style style:name="T3" style:family="text">
      <style:text-properties officeooo:rsid="00084eb9"/>
    </style:style>
    <style:style style:name="T4" style:family="text">
      <style:text-properties officeooo:rsid="00085ef0"/>
    </style:style>
    <style:style style:name="T5" style:family="text">
      <style:text-properties fo:font-weight="bold" officeooo:rsid="00085ef0" style:font-weight-asian="bold" style:font-weight-complex="bold"/>
    </style:style>
    <style:style style:name="T6" style:family="text">
      <style:text-properties officeooo:rsid="0009b91a"/>
    </style:style>
    <style:style style:name="T7" style:family="text">
      <style:text-properties fo:font-weight="bold" style:font-weight-asian="bold" style:font-weight-complex="bold"/>
    </style:style>
    <style:style style:name="T8" style:family="text">
      <style:text-properties officeooo:rsid="000bae29"/>
    </style:style>
    <style:style style:name="T9"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O Parnasianismo foi um movimento literário que surgiu na França e na época do Realismo e Naturalismo(final do século XIX). Autores parnasianos criticavam a simplicidade linguística e o sentimentalismo do Romantismo. </text:span></text:p>
      <text:p text:style-name="P1"><text:tab/><text:span text:style-name="T1">Uma das principais características parnasianista é o detalhismo que seus autores tinham, utilizavam vocabulário formal, utilizavam sonetos e rimas raras. </text:span><text:span text:style-name="T2">Além disso, </text:span><text:span text:style-name="T3">a inspiração d</text:span><text:span text:style-name="T2">o parnasianismo são os temas clássicos, ou seja, os temas são realistas e objetivos, de forma descritiva e sem lirismo. </text:span></text:p>
      <text:p text:style-name="P1"><text:tab/><text:span text:style-name="T2">A principal marca do parnasianismo é o rompimento com a marca do movimento literário anterior, o Romantismo, pois o Romantismo tinha uma característica de textos muito subjetivos. Diferente do parnasianismo que apresenta muitas características do Realismo, uma delas sendo a objetividade. </text:span><text:span text:style-name="T3">O parnasianismo possui muitas outras características, como ser um movimento exclusivamente poético, além da ideia da “arte pela arte”, que expressava que a arte não necessitava de qualquer explicação para a compreensão social, pois segundo os parnasianistas a arte é perfeita e não necessitava de explicação.</text:span></text:p>
      <text:p text:style-name="P1"><text:tab/><text:span text:style-name="T4">O movimento literário chegou ao Brasil na época das correntes estéticas do realismo e naturalismo. O começo do movimento no Brasil é compreendido com a publicação Fanfarras, em 1882, assinada pelo poeta Teófilo Dias. </text:span>Mas a popularidade parnasiana se deve principalmente à disseminação dos preceitos parnasianos no Brasil feita pelo cronista, professor e crítico literário Artur de Oliveira, que teve contato direto com os principais poetas parnasianos franceses e, ao retornar, trouxe consigo as premissas estéticas do movimento, divulgando amplamente o trabalho dessa nova poesia europeia.</text:p>
      <text:p text:style-name="P1"/>
      <text:p text:style-name="P2">Autores do Parnasianismo <text:span text:style-name="T4">no Brasil</text:span>: </text:p>
      <text:list text:style-name="L1">
        <text:list-item>
          <text:p text:style-name="P3">Tríade Parnasiana</text:p>
          <text:list>
            <text:list-item>
              <text:p text:style-name="P4"><text:span text:style-name="T5">Alberto de Oliveira</text:span><text:span text:style-name="T4">: </text:span><text:span text:style-name="T6">Antônio Mariano Alberto de Oliveira, conhecido como primeiro parnasiano do Brasil. Foi professor, funcionário público e diretor-geral de Instrução Pública do Rio de Janeiro. Em 1880 conheceu Raimundo Correia e Olavo Bilac. Além disso, foi membro fundador da Academia Brasileira de Letras.</text:span></text:p>
            </text:list-item>
            <text:list-item>
              <text:p text:style-name="P5"><text:span text:style-name="T7">Raimundo Correia</text:span>: diplomata, magistrado, professor e poeta. <text:span text:style-name="T8">Sua estreia literária ocorreu em 1879 com a publicação de Pequenos Sonhos. De tendência mais sensível do que seus pares, a poesia de Raimundo Correia dá lugar a nuances de sombras pouco vistas em outros poemas parnasianos. Por vezes, aproxima-se da estética simbolista, ao exprimir com brilhantismo sensações sinestésicas por meio de seus versos. Exímio sonetista, foi apontado por Manuel Bandeira como autor de “alguns dos versos mais misteriosamente belos de nossa língua”.</text:span></text:p>
            </text:list-item>
            <text:list-item>
              <text:p text:style-name="P6">Olavo Bilac: <text:span text:style-name="T9">o mais famoso entre os poetas parnasianos e da literatura em geral, Olavo Brás Martins dos Guimarães Bilac dedicou sua carreira e vida à literatura e ao jornalismo. Estreou na literatura em 1888 com o volume Poesias, no qual desde já se destacou pelo lirismo e a excelência na forma do soneto, com destaque para a estrutura que se constrói em vistas do último verso, a chave de ouro, que finaliza o poema com grande efeito. Começando a carreira com <text:s/>a poesia parnasiana versou inúmeras vezes sobre personagens da mitologia greco-romana, sobre personagens épicos da história brasileira e também sobre o amor sensual e suas sensações.</text:span></text:p>
            </text:list-item>
          </text:list>
        </text:list-item>
        <text:list-item>
          <text:p text:style-name="P6"><text:span text:style-name="T9">Outros Grandes Nomes:</text:span></text:p>
          <text:list>
            <text:list-item>
              <text:p text:style-name="P6"><text:span text:style-name="T9"/></text:p>
            </text:list-item>
          </text:list>
        </text:list-item>
      </text:list>
      <text:p text:style-name="P7"><text:span text:style-name="T9"/></text:p>
      <text:p text:style-name="P7"><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3bc29" officeooo:paragraph-rsid="0003bc29"/>
    </style:style>
    <style:style style:name="MT1" style:family="text">
      <style:text-properties fo:font-size="14pt" style:text-underline-style="solid" style:text-underline-width="auto" style:text-underline-color="font-color" style:font-size-asian="14pt" style:font-size-complex="14pt"/>
    </style:style>
    <style:style style:name="MT2" style:family="text">
      <style:text-properties style:text-underline-style="solid" style:text-underline-width="auto" style:text-underline-color="font-color" officeooo:rsid="00084eb9"/>
    </style:style>
    <style:style style:name="MT3" style:family="text">
      <style:text-properties style:text-underline-style="none" officeooo:rsid="00084eb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arnasianismo</text:span> <text:span text:style-name="MT2">E</text:span><text:span text:style-name="MT3"> </text:span><text:span text:style-name="MT2">Simbolismo</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15:05:20.964703323</meta:creation-date>
    <dc:date>2024-11-13T15:06:00.323478963</dc:date>
    <meta:editing-duration>PT13M27S</meta:editing-duration>
    <meta:editing-cycles>2</meta:editing-cycles>
    <meta:generator>LibreOffice/24.8.3.1$Linux_X86_64 LibreOffice_project/480$Build-1</meta:generator>
    <meta:document-statistic meta:table-count="0" meta:image-count="0" meta:object-count="0" meta:page-count="1" meta:paragraph-count="12" meta:word-count="500" meta:character-count="3302" meta:non-whitespace-character-count="2811"/>
  </office:meta>
</office:document-meta>
</file>